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size="14pt" fo:font-weight="bold"/>
    </style:style>
    <style:style style:name="T4" style:family="text">
      <style:text-properties style:font-name="Comic Sans MS" fo:font-size="14pt"/>
    </style:style>
    <style:style style:name="T5" style:family="text">
      <style:text-properties fo:color="#660066" style:font-name="Verdana1" fo:font-size="13.5pt"/>
    </style:style>
    <style:style style:name="T6" style:family="text">
      <style:text-properties fo:color="#660066" style:font-name="Verdana1" fo:font-size="18pt"/>
    </style:style>
    <style:style style:name="T7" style:family="text">
      <style:text-properties fo:color="#660066" style:font-name="Verdana1" fo:font-size="10.5pt"/>
    </style:style>
    <style:style style:name="T8" style:family="text">
      <style:text-properties fo:color="#006666" style:font-name="Verdana1"/>
    </style:style>
    <style:style style:name="T9" style:family="text">
      <style:text-properties fo:color="#006666" style:font-name="Verdana1" fo:font-weight="bold"/>
    </style:style>
    <style:style style:name="T10" style:family="text">
      <style:text-properties fo:color="#006666" style:font-name="Verdana1" fo:font-size="10pt"/>
    </style:style>
    <style:style style:name="T11" style:family="text">
      <style:text-properties fo:color="#006600" style:font-name="Verdana1"/>
    </style:style>
    <style:style style:name="T12" style:family="text">
      <style:text-properties fo:color="#006600" style:font-name="Verdana1" fo:font-weight="bold"/>
    </style:style>
    <style:style style:name="T13" style:family="text">
      <style:text-properties fo:color="#006600" style:font-name="Verdana1"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Hamburger Potato Soup</text:span><text:line-break/>Crystal Miller<text:line-break/><text:line-break/><text:line-break/>1 lb. Hamburger, cooked and drained<text:line-break/>Potatoes, peeled and chopped- as many as you desire based on how many people you are serving<text:line-break/>Onions, chopped, amount desired – cook these with the hamburger<text:line-break/>Celery, sliced, amount desired –can cook with hamburger<text:line-break/>Sliced carrots, amount desired<text:line-break/>2 cans green beans – or fresh <text:line-break/>1 can corn or 2 cups frozen corn<text:line-break/>2 cans diced tomatoes<text:line-break/>2 to 4 cups cooked beans, red or pintos are my choices or equivalent canned beans<text:line-break/>Water, enough to cover potatoes <text:line-break/>Chicken or vegetable broth base<text:line-break/>Salt and pepper to taste<text:line-break/>Spike or seasoning salt<text:line-break/><text:line-break/>Basic instructions:<text:line-break/>Cook hamburger with onions and celery in large soup pot. Add peeled and chopped potatoes and sliced carrots. Cover with water and add broth base and any other seasonings you would like (garlic is a great choice). Bring to boil and simmer until potatoes are fork tender. Add green beans, tomatoes, corn and beans. Cook for a few additional minutes. Adjust seasonings to taste. Serve with corn bread, fresh homemade bread or rolls. <text:line-break/><text:line-break/>This soup is incredibly versatile. You can pretty much use any type of vegetable you would like or have on hand and make what ever amount will fit your family size. If you are making a small amount of soup, you could get by with less than 1 pound of hamburg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6:54:36.30</dc:date>
    <dc:creator>Crystal Miller</dc:creator>
    <meta:editing-duration>PT11H37M29S</meta:editing-duration>
    <meta:editing-cycles>2</meta:editing-cycles>
    <meta:generator>OpenOffice/4.1.1$Win32 OpenOffice.org_project/411m6$Build-9775</meta:generator>
    <meta:document-statistic meta:table-count="0" meta:image-count="0" meta:object-count="0" meta:page-count="1" meta:paragraph-count="1" meta:word-count="230" meta:character-count="1315"/>
  </office:meta>
</office:document-meta>
</file>